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bold" officeooo:rsid="019451dc" officeooo:paragraph-rsid="019451dc" style:font-size-asian="16pt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officeooo:paragraph-rsid="019451dc"/>
    </style:style>
    <style:style style:name="P5" style:family="paragraph" style:parent-style-name="Standard">
      <style:paragraph-properties fo:text-align="justify" style:justify-single-word="false" style:writing-mode="lr-tb"/>
      <style:text-properties fo:font-size="16pt" fo:font-weight="normal" officeooo:rsid="01bf837a" officeooo:paragraph-rsid="01bf837a" style:font-size-asian="16pt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fo:font-size="16pt" fo:font-weight="normal" officeooo:rsid="01c178c5" officeooo:paragraph-rsid="01c178c5" style:font-size-asian="16pt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6pt" fo:font-weight="normal" officeooo:rsid="01c178c5" officeooo:paragraph-rsid="01c17903" style:font-size-asian="16pt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font-size="16pt" fo:font-weight="normal" officeooo:rsid="01c178c5" officeooo:paragraph-rsid="01c27aea" style:font-size-asian="16pt" style:font-weight-asian="normal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6pt" fo:font-weight="normal" officeooo:rsid="01c178c5" officeooo:paragraph-rsid="01c2bee8" style:font-size-asian="16pt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6pt" fo:font-weight="normal" officeooo:rsid="01c178c5" officeooo:paragraph-rsid="01c49559" style:font-size-asian="16pt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ize="16pt" fo:font-weight="normal" officeooo:rsid="01c659ad" officeooo:paragraph-rsid="01c659ad" style:font-size-asian="16pt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size="16pt" fo:font-weight="normal" officeooo:rsid="01c8accc" officeooo:paragraph-rsid="01c8accc" style:font-size-asian="16pt" style:font-weight-asian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size="16pt" fo:font-weight="normal" officeooo:rsid="01cbca39" officeooo:paragraph-rsid="01cbca39" style:font-size-asian="16pt" style:font-weight-asian="normal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size="16pt" fo:font-weight="normal" officeooo:rsid="01ccbde8" officeooo:paragraph-rsid="01ccbde8" style:font-size-asian="16pt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ize="16pt" fo:font-weight="normal" officeooo:rsid="01ce03cd" officeooo:paragraph-rsid="01ce03cd" style:font-size-asian="16pt" style:font-weight-asian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size="16pt" fo:font-weight="normal" officeooo:rsid="01cffd15" officeooo:paragraph-rsid="01cffd15" style:font-size-asian="16pt" style:font-weight-asian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size="16pt" fo:font-weight="normal" officeooo:rsid="01d1f884" officeooo:paragraph-rsid="01d1f884" style:font-size-asian="16pt" style:font-weight-asian="normal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fo:font-size="16pt" fo:font-weight="normal" officeooo:rsid="01d2d4df" officeooo:paragraph-rsid="01d2d4df" style:font-size-asian="16pt" style:font-weight-asian="normal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fo:font-size="16pt" fo:font-weight="normal" officeooo:rsid="01d3fc4f" officeooo:paragraph-rsid="01d3fc4f" style:font-size-asian="16pt" style:font-weight-asian="normal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fo:font-size="16pt" fo:font-weight="bold" officeooo:rsid="007e4c3b" officeooo:paragraph-rsid="0072f671" style:font-size-asian="16pt" style:font-weight-asian="bold" style:font-weight-complex="bold"/>
    </style:style>
    <style:style style:name="P21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7e4c3b" style:font-size-asian="16pt" style:font-weight-asian="bold" style:font-weight-complex="bold"/>
    </style:style>
    <style:style style:name="T3" style:family="text">
      <style:text-properties fo:font-size="16pt" fo:font-weight="bold" officeooo:rsid="019451dc" style:font-size-asian="16pt" style:font-weight-asian="bold" style:font-weight-complex="bold"/>
    </style:style>
    <style:style style:name="T4" style:family="text">
      <style:text-properties fo:font-size="16pt" fo:font-weight="bold" officeooo:rsid="01bd156a" style:font-size-asian="16pt" style:font-weight-asian="bold" style:font-weight-complex="bold"/>
    </style:style>
    <style:style style:name="T5" style:family="text">
      <style:text-properties officeooo:rsid="0197f575"/>
    </style:style>
    <style:style style:name="T6" style:family="text">
      <style:text-properties officeooo:rsid="01c17903"/>
    </style:style>
    <style:style style:name="T7" style:family="text">
      <style:text-properties officeooo:rsid="01c27aea"/>
    </style:style>
    <style:style style:name="T8" style:family="text">
      <style:text-properties officeooo:rsid="01c7ed67"/>
    </style:style>
    <style:style style:name="T9" style:family="text">
      <style:text-properties officeooo:rsid="01c977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21"><text:bookmark-start text:name="__DdeLink__107_2254549990"/><text:span text:style-name="T1"><text:s/>HTML <text:s/>и </text:span><text:bookmark-start text:name="__DdeLink__148_1535331899"/><text:span text:style-name="T1">CSS</text:span><text:bookmark-end text:name="__DdeLink__148_1535331899"/><text:span text:style-name="T1"> за начинаещи – </text:span><text:span text:style-name="T3">1</text:span><text:span text:style-name="T4">8</text:span><text:span text:style-name="T2">.0</text:span><text:span text:style-name="T3">4</text:span><text:span text:style-name="T2">.2023 </text:span></text:p>
      <text:p text:style-name="P20"/>
      <text:p text:style-name="P4"><text:span text:style-name="T1">Урок № </text:span><text:span text:style-name="T3">2</text:span><text:bookmark-end text:name="__DdeLink__107_2254549990"/><text:span text:style-name="T4">1 – Как да центрираме елементи от типа div</text:span></text:p>
      <text:p text:style-name="P3"/>
      <text:p text:style-name="P3"/>
      <text:p text:style-name="P5"><text:span text:style-name="T5">З</text:span>дравейте, в този урок ще разгледаме как да направим така, че съдържанието на нашата уеб страница винаги да бъде в центъра на екрана.</text:p>
      <text:p text:style-name="P5"/>
      <text:p text:style-name="P6">За целта създаваме една съвсем обикновена уеб страница състояща се от заглавие, подзаглавие и текст с три отделни параграфа.</text:p>
      <text:p text:style-name="P6"/>
      <text:p text:style-name="P7"><text:span text:style-name="T6">За да центрираме съдържанието на уеб страницата, трябва да обединим тези елементи на текста, под един общ знаменател, тоест – трябва да използваме структурния елемент div.</text:span></text:p>
      <text:p text:style-name="P7"/>
      <text:p text:style-name="P7"><text:span text:style-name="T6">Освен div трябва да създадем и клас в html, който да носи желаното от нас наименование, или пък можем да използваме стандартното container, което е често срещано в уеб страниците.</text:span></text:p>
      <text:p text:style-name="P7"/>
      <text:p text:style-name="P8"><text:span text:style-name="T7">Кодът ни трябва да изглежда по следния начин:</text:span></text:p>
      <text:p text:style-name="P8"/>
      <text:p text:style-name="P8">&lt;body&gt;</text:p>
      <text:p text:style-name="P8"/>
      <text:p text:style-name="P8"><text:s text:c="8"/>&lt;div class="container"&gt;</text:p>
      <text:p text:style-name="P8"/>
      <text:p text:style-name="P8"><text:s text:c="12"/>&lt;h1&gt;States of Austria&lt;/h1&gt;</text:p>
      <text:p text:style-name="P8"/>
      <text:p text:style-name="P8"><text:s text:c="12"/>&lt;h2&gt;Österreichs Länder&lt;/h2&gt;</text:p>
      <text:p text:style-name="P8"><text:s text:c="12"/></text:p>
      <text:p text:style-name="P8"><text:s text:c="12"/></text:p>
      <text:p text:style-name="P10"><text:s text:c="12"/><text:tab/>&lt;p&gt;</text:p>
      <text:p text:style-name="P10"><text:tab/><text:tab/>&lt;/p&gt;</text:p>
      <text:p text:style-name="P8"/>
      <text:p text:style-name="P8"><text:s text:c="12"/>&lt;h2&gt;Geography&lt;/h2&gt;</text:p>
      <text:p text:style-name="P8"/>
      <text:p text:style-name="P9"><text:soft-page-break/><text:s text:c="12"/><text:tab/>&lt;p&gt;<text:tab/></text:p>
      <text:p text:style-name="P9"><text:tab/> <text:s/><text:tab/>&lt;/p&gt; </text:p>
      <text:p text:style-name="P8"><text:s text:c="16"/></text:p>
      <text:p text:style-name="P9"><text:s text:c="3"/><text:tab/><text:tab/>&lt;p&gt;</text:p>
      <text:p text:style-name="P9"><text:tab/><text:tab/>&lt;/p&gt;<text:bookmark-start text:name="__DdeLink__625_1005780553"/></text:p>
      <text:p text:style-name="P8"><text:s text:c="7"/><text:bookmark-end text:name="__DdeLink__625_1005780553"/></text:p>
      <text:p text:style-name="P8"><text:s text:c="8"/>&lt;/div&gt;</text:p>
      <text:p text:style-name="P8"/>
      <text:p text:style-name="P8"><text:s text:c="4"/>&lt;/body&gt;</text:p>
      <text:p text:style-name="P8"><text:s/></text:p>
      <text:p text:style-name="P8"/>
      <text:p text:style-name="P11">След като направихме структурата на уеб страницата в HTML, сега т<text:span text:style-name="T8">рябва да се захванем с с нейното оформление в CSS.</text:span></text:p>
      <text:p text:style-name="P11"/>
      <text:p text:style-name="P12">Първо придаваме стил на нашите заглавия и параграфи, <text:span text:style-name="T9">като за целта използваме следните комбинации от тагове и параметри:</text:span></text:p>
      <text:p text:style-name="P12"/>
      <text:p text:style-name="P12">h1 {</text:p>
      <text:p text:style-name="P12"/>
      <text:p text:style-name="P12"><text:s text:c="4"/>font-size: 70px;</text:p>
      <text:p text:style-name="P12"><text:s text:c="4"/>color: #003366;</text:p>
      <text:p text:style-name="P12"><text:s text:c="4"/>font-family: 'Courier New', Courier, monospace;</text:p>
      <text:p text:style-name="P12"><text:s text:c="4"/>margin: 0px;</text:p>
      <text:p text:style-name="P12"><text:s text:c="4"/></text:p>
      <text:p text:style-name="P12">}</text:p>
      <text:p text:style-name="P12"/>
      <text:p text:style-name="P12">p {</text:p>
      <text:p text:style-name="P12"><text:s text:c="4"/>margin-top: 0px;</text:p>
      <text:p text:style-name="P12"><text:s text:c="4"/>margin-bottom: 15px;</text:p>
      <text:p text:style-name="P12"><text:s text:c="4"/>line-height: 1.4;</text:p>
      <text:p text:style-name="P12">}</text:p>
      <text:p text:style-name="P12"/>
      <text:p text:style-name="P12">header {</text:p>
      <text:p text:style-name="P12"/>
      <text:p text:style-name="P12"><text:s text:c="4"/>background-color: #339966;</text:p>
      <text:p text:style-name="P12"><text:s text:c="4"/>padding-top: 50px;</text:p>
      <text:p text:style-name="P12"><text:s text:c="4"/>padding-bottom: 50px;</text:p>
      <text:p text:style-name="P12"><text:s text:c="4"/>text-align: center;</text:p>
      <text:p text:style-name="P12">}</text:p>
      <text:p text:style-name="P13"><text:soft-page-break/>Накрая, но не на последно място идва ред и на същинската работа по центриране на съдържанието.</text:p>
      <text:p text:style-name="P13"/>
      <text:p text:style-name="P14">За целта използваме параметъра за клас в CSS.</text:p>
      <text:p text:style-name="P14"/>
      <text:p text:style-name="P14">.container {</text:p>
      <text:p text:style-name="P14"/>
      <text:p text:style-name="P14"><text:s text:c="4"/>background: #339966;</text:p>
      <text:p text:style-name="P14"><text:s text:c="4"/>width: 70%;</text:p>
      <text:p text:style-name="P14"><text:s text:c="4"/>max-width:</text:p>
      <text:p text:style-name="P14"><text:s text:c="4"/>margin: 0 auto;</text:p>
      <text:p text:style-name="P14">}</text:p>
      <text:p text:style-name="P14"><text:s text:c="4"/></text:p>
      <text:p text:style-name="P15">Тук добавяме фонов цвят, различен от този на страницата, за да можем да отличаваме нашето съдържание.</text:p>
      <text:p text:style-name="P15"/>
      <text:p text:style-name="P15">Задаваме широчина на елемента div, като обърнете внимание, че за целта използване стойност в проценти – в случая 70%, а не използваме стойност в пиксели, както обикновено. Това не е случайно, именно по този начин изпълняваме едно от условията нашето съдържание винаги да заема централната част на екрана. </text:p>
      <text:p text:style-name="P15"/>
      <text:p text:style-name="P16">Добавяме и стойност за параментъра margin </text:p>
      <text:p text:style-name="P16"/>
      <text:p text:style-name="P16">В случая стойността 0 при margin – задава разстояние от 0 пиксела в горната и долната част на div. Стойността auto прави така, че нашият div <text:s/>да се центрира автоматично независимо от големината на екрана и прозореца на браузъра.</text:p>
      <text:p text:style-name="P16"/>
      <text:p text:style-name="P17">Тоест това разстояние се регулира автоматично. </text:p>
      <text:p text:style-name="P17"/>
      <text:p text:style-name="P18">Накрая можем да зададем стойност на параметъра max-width: </text:p>
      <text:p text:style-name="P19">в случая задаваме стойност от <text:s/><text:bookmark-start text:name="__DdeLink__627_1005780553"/>1000px<text:bookmark-end text:name="__DdeLink__627_1005780553"/>. Това означава, че когато нашият div се разшири до големина от <text:s/>1000px, той ще спре да се разширява автоматично.</text:p>
      <text:p text:style-name="P19"/>
      <text:p text:style-name="P19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4-18T10:28:05.602157407</dc:date>
    <meta:editing-cycles>675</meta:editing-cycles>
    <meta:editing-duration>P1DT20H27M35S</meta:editing-duration>
    <meta:generator>LibreOffice/7.3.7.2$Linux_X86_64 LibreOffice_project/30$Build-2</meta:generator>
    <meta:document-statistic meta:table-count="0" meta:image-count="0" meta:object-count="0" meta:page-count="3" meta:paragraph-count="62" meta:word-count="395" meta:character-count="2739" meta:non-whitespace-character-count="2170"/>
    <meta:user-defined meta:name="AppVersion">15.0000</meta:user-defined>
  </office:meta>
</office:document-meta>
</file>